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0c133" officeooo:paragraph-rsid="0010c133"/>
    </style:style>
    <style:style style:name="P2" style:family="paragraph" style:parent-style-name="Text_20_body">
      <style:text-properties officeooo:paragraph-rsid="00129656"/>
    </style:style>
    <style:style style:name="P3" style:family="paragraph" style:parent-style-name="Text_20_body">
      <style:text-properties officeooo:paragraph-rsid="001428a6"/>
    </style:style>
    <style:style style:name="P4" style:family="paragraph" style:parent-style-name="Text_20_body">
      <style:text-properties officeooo:paragraph-rsid="0015d48a"/>
    </style:style>
    <style:style style:name="P5" style:family="paragraph" style:parent-style-name="Title">
      <style:text-properties officeooo:rsid="0010c133" officeooo:paragraph-rsid="0010c133"/>
    </style:style>
    <style:style style:name="P6" style:family="paragraph" style:parent-style-name="Text_20_body" style:list-style-name="L1">
      <style:text-properties officeooo:paragraph-rsid="0010c133"/>
    </style:style>
    <style:style style:name="P7" style:family="paragraph" style:parent-style-name="Text_20_body" style:list-style-name="L1">
      <style:text-properties officeooo:rsid="0010c133" officeooo:paragraph-rsid="0010c133"/>
    </style:style>
    <style:style style:name="P8" style:family="paragraph" style:parent-style-name="Text_20_body">
      <style:text-properties officeooo:rsid="0013a91a" officeooo:paragraph-rsid="00129656"/>
    </style:style>
    <style:style style:name="P9" style:family="paragraph" style:parent-style-name="Text_20_body" style:list-style-name="L2">
      <style:text-properties officeooo:paragraph-rsid="00129656"/>
    </style:style>
    <style:style style:name="P10" style:family="paragraph" style:parent-style-name="Text_20_body" style:list-style-name="L3">
      <style:text-properties officeooo:paragraph-rsid="001428a6"/>
    </style:style>
    <style:style style:name="P11" style:family="paragraph" style:parent-style-name="Text_20_body" style:list-style-name="L4">
      <style:text-properties officeooo:paragraph-rsid="00129656"/>
    </style:style>
    <style:style style:name="P12" style:family="paragraph" style:parent-style-name="Text_20_body" style:list-style-name="L5">
      <style:text-properties officeooo:paragraph-rsid="001428a6"/>
    </style:style>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text-properties fo:font-style="italic" style:font-style-asian="italic" style:font-style-complex="italic"/>
    </style:style>
    <style:style style:name="P20" style:family="paragraph" style:parent-style-name="Text_20_body" style:list-style-name="L12"/>
    <style:style style:name="P21" style:family="paragraph" style:parent-style-name="Text_20_body">
      <style:text-properties fo:font-style="normal" style:font-style-asian="normal" style:font-style-complex="normal"/>
    </style:style>
    <style:style style:name="P22" style:family="paragraph" style:parent-style-name="Text_20_body" style:list-style-name="L13">
      <style:text-properties officeooo:paragraph-rsid="0018922c"/>
    </style:style>
    <style:style style:name="P23" style:family="paragraph" style:parent-style-name="Text_20_body" style:list-style-name="L14"/>
    <style:style style:name="P24" style:family="paragraph" style:parent-style-name="Text_20_body">
      <style:text-properties officeooo:rsid="0018be70" officeooo:paragraph-rsid="0018be70"/>
    </style:style>
    <style:style style:name="P25" style:family="paragraph" style:parent-style-name="Text_20_body" style:list-style-name="L16"/>
    <style:style style:name="P26" style:family="paragraph" style:parent-style-name="Heading_20_1">
      <style:text-properties officeooo:rsid="00129656" officeooo:paragraph-rsid="00129656"/>
    </style:style>
    <style:style style:name="P27" style:family="paragraph" style:parent-style-name="Heading_20_1">
      <style:text-properties officeooo:rsid="0018922c" officeooo:paragraph-rsid="0018922c"/>
    </style:style>
    <style:style style:name="P28" style:family="paragraph" style:parent-style-name="Heading_20_2">
      <style:paragraph-properties fo:break-before="page"/>
    </style:style>
    <style:style style:name="T1" style:family="text">
      <style:text-properties officeooo:rsid="001428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ecure Socket</text:p>
      <text:list xml:id="list3607273236" text:style-name="L1">
        <text:list-item>
          <text:p text:style-name="P7">Sockets can be encrypted</text:p>
        </text:list-item>
        <text:list-item>
          <text:p text:style-name="P6">transactions to be confidential, authenticated, and accurate</text:p>
        </text:list-item>
        <text:list-item>
          <text:p text:style-name="P7">Java Secure Sockets Extension (JSSE) can secure network communications using the Secure Sockets Layer (SSL) Version 3 and Transport Layer Security (TLS) protocols and their associated algorithms.</text:p>
        </text:list-item>
      </text:list>
      <text:p text:style-name="P1"/>
      <text:h text:style-name="P26" text:outline-level="1">Secure Communications</text:h>
      <text:p text:style-name="P8">- use of key</text:p>
      <text:p text:style-name="P2">- keys with more bits makes messages exponentially more difficult to decrypt</text:p>
      <text:p text:style-name="P2">- In traditional secret key (or symmetric) encryption, the same key is used to encrypt and decrypt the data.</text:p>
      <text:p text:style-name="P2">- In public key (or asymmetric) encryption, different keys are used to encrypt and decrypt the data.</text:p>
      <text:p text:style-name="P2">- Asymmetric encryption can also be used for authentication and message integrity checking</text:p>
      <text:p text:style-name="P2">- public-key encryption is much more CPU-intensive and much slower than secret-key encryption</text:p>
      <text:p text:style-name="P2">--- Four<text:span text:style-name="T1"> Packages:</text:span></text:p>
      <text:list xml:id="list125482746" text:style-name="L2">
        <text:list-item>
          <text:p text:style-name="P9">javax.net.ssl</text:p>
        </text:list-item>
      </text:list>
      <text:p text:style-name="P3">The abstract classes that define Java’s API for secure network communication.</text:p>
      <text:list xml:id="list3592472757" text:style-name="L3">
        <text:list-item>
          <text:p text:style-name="P10">javax.net</text:p>
        </text:list-item>
      </text:list>
      <text:p text:style-name="P3">The abstract socket factory classes used instead of constructors to create secure sockets.</text:p>
      <text:list xml:id="list1501991710" text:style-name="L4">
        <text:list-item>
          <text:p text:style-name="P11">java.security.cert</text:p>
        </text:list-item>
      </text:list>
      <text:p text:style-name="P2">The classes for handling the public-key certificates needed for SSL.</text:p>
      <text:list xml:id="list1235060616" text:style-name="L5">
        <text:list-item>
          <text:p text:style-name="P12">com.sun.net.ssl</text:p>
        </text:list-item>
      </text:list>
      <text:p text:style-name="P3">The concrete classes that implement the encryption algorithms and protocols in Sun’s reference implementation of the JSSE. Technically, these are not part of the JSSE standard. Other implementers may replace this package with one of their own; for instance, one that uses native code to speed up the CPU-intensive key generation and encryption process.</text:p>
      <text:p text:style-name="P3"/>
      <text:h text:style-name="Heading_20_1" text:outline-level="1">Choosing the Cipher Suites</text:h>
      <text:list xml:id="list1289085344" text:style-name="L6">
        <text:list-item>
          <text:p text:style-name="P13">public abstract String[] getSupportedCipherSuites()</text:p>
        </text:list-item>
        <text:list-item>
          <text:p text:style-name="P13">public abstract String[] getEnabledCipherSuites()</text:p>
        </text:list-item>
        <text:list-item>
          <text:p text:style-name="P13"><text:soft-page-break/>public abstract void setEnabledCipherSuites(String[] suites)</text:p>
        </text:list-item>
      </text:list>
      <text:p text:style-name="Text_20_body">Oracle’s JDK 1.7 supports these cipher suites:</text:p>
      <text:p text:style-name="Text_20_body">• TLS_ECDHE_ECDSA_WITH_AES_128_CBC_SHA256</text:p>
      <text:p text:style-name="Text_20_body">• TLS_ECDHE_RSA_WITH_AES_128_CBC_SHA256</text:p>
      <text:p text:style-name="P4">• TLS_RSA_WITH_AES_128_CBC_SHA256</text:p>
      <text:p text:style-name="P4">• TLS_ECDH_ECDSA_WITH_AES_128_CBC_SHA256</text:p>
      <text:p text:style-name="Text_20_body">• TLS_ECDH_RSA_WITH_AES_128_CBC_SHA256</text:p>
      <text:p text:style-name="Text_20_body">• TLS_DHE_RSA_WITH_AES_128_CBC_SHA256</text:p>
      <text:p text:style-name="Text_20_body">• TLS_DHE_DSS_WITH_AES_128_CBC_SHA256</text:p>
      <text:p text:style-name="Text_20_body">• TLS_ECDHE_ECDSA_WITH_AES_128_CBC_SHA</text:p>
      <text:p text:style-name="Text_20_body">• TLS_ECDHE_RSA_WITH_AES_128_CBC_SHA</text:p>
      <text:p text:style-name="Text_20_body">• TLS_RSA_WITH_AES_128_CBC_SHA</text:p>
      <text:p text:style-name="Text_20_body">• TLS_ECDH_ECDSA_WITH_AES_128_CBC_SHA</text:p>
      <text:p text:style-name="Text_20_body">• TLS_ECDH_RSA_WITH_AES_128_CBC_SHA</text:p>
      <text:p text:style-name="Text_20_body">• TLS_DHE_RSA_WITH_AES_128_CBC_SHA</text:p>
      <text:p text:style-name="Text_20_body">• TLS_DHE_DSS_WITH_AES_128_CBC_SHA</text:p>
      <text:p text:style-name="Text_20_body">• TLS_ECDHE_ECDSA_WITH_RC4_128_SHA</text:p>
      <text:p text:style-name="Text_20_body">• TLS_ECDHE_RSA_WITH_RC4_128_SHA</text:p>
      <text:p text:style-name="Text_20_body">• SSL_RSA_WITH_RC4_128_SHA</text:p>
      <text:p text:style-name="Text_20_body">• TLS_ECDH_ECDSA_WITH_RC4_128_SHA</text:p>
      <text:p text:style-name="Text_20_body">• TLS_ECDH_RSA_WITH_RC4_128_SHA</text:p>
      <text:p text:style-name="Text_20_body">• TLS_ECDHE_ECDSA_WITH_3DES_EDE_CBC_SHA</text:p>
      <text:p text:style-name="Text_20_body">• TLS_ECDHE_RSA_WITH_3DES_EDE_CBC_SHA</text:p>
      <text:p text:style-name="Text_20_body">• SSL_RSA_WITH_3DES_EDE_CBC_SHA</text:p>
      <text:p text:style-name="Text_20_body">• TLS_ECDH_ECDSA_WITH_3DES_EDE_CBC_SHA</text:p>
      <text:p text:style-name="Text_20_body">• TLS_ECDH_RSA_WITH_3DES_EDE_CBC_SHA</text:p>
      <text:p text:style-name="Text_20_body">• SSL_DHE_RSA_WITH_3DES_EDE_CBC_SHA</text:p>
      <text:p text:style-name="Text_20_body">• SSL_DHE_DSS_WITH_3DES_EDE_CBC_SHA</text:p>
      <text:p text:style-name="Text_20_body">• SSL_RSA_WITH_RC4_128_MD5</text:p>
      <text:p text:style-name="Text_20_body">• TLS_EMPTY_RENEGOTIATION_INFO_SCSV</text:p>
      <text:p text:style-name="Text_20_body">• TLS_DH_anon_WITH_AES_128_CBC_SHA256</text:p>
      <text:p text:style-name="Text_20_body">• TLS_ECDH_anon_WITH_AES_128_CBC_SHA</text:p>
      <text:p text:style-name="Text_20_body"><text:soft-page-break/>• TLS_DH_anon_WITH_AES_128_CBC_SHA</text:p>
      <text:p text:style-name="Text_20_body">• TLS_ECDH_anon_WITH_RC4_128_SHA</text:p>
      <text:p text:style-name="Text_20_body">• SSL_DH_anon_WITH_RC4_128_MD5</text:p>
      <text:p text:style-name="Text_20_body">• TLS_ECDH_anon_WITH_3DES_EDE_CBC_SHA</text:p>
      <text:p text:style-name="Text_20_body">• SSL_DH_anon_WITH_3DES_EDE_CBC_SHA</text:p>
      <text:p text:style-name="Text_20_body">• TLS_RSA_WITH_NULL_SHA256</text:p>
      <text:p text:style-name="Text_20_body">• TLS_ECDHE_ECDSA_WITH_NULL_SHA</text:p>
      <text:p text:style-name="Text_20_body">• TLS_ECDHE_RSA_WITH_NULL_SHA</text:p>
      <text:p text:style-name="Text_20_body">• SSL_RSA_WITH_NULL_SHA</text:p>
      <text:p text:style-name="Text_20_body">• TLS_ECDH_ECDSA_WITH_NULL_SHA</text:p>
      <text:p text:style-name="Text_20_body">• TLS_ECDH_RSA_WITH_NULL_SHA</text:p>
      <text:p text:style-name="Text_20_body">• TLS_ECDH_anon_WITH_NULL_SHA</text:p>
      <text:p text:style-name="Text_20_body">• SSL_RSA_WITH_NULL_MD5</text:p>
      <text:p text:style-name="Text_20_body">• SSL_RSA_WITH_DES_CBC_SHA</text:p>
      <text:p text:style-name="Text_20_body">• SSL_DHE_RSA_WITH_DES_CBC_SHA</text:p>
      <text:p text:style-name="Text_20_body">• SSL_DHE_DSS_WITH_DES_CBC_SHA</text:p>
      <text:p text:style-name="Text_20_body">• SSL_DH_anon_WITH_DES_CBC_SHA</text:p>
      <text:p text:style-name="Text_20_body">• SSL_RSA_EXPORT_WITH_RC4_40_MD5</text:p>
      <text:p text:style-name="Text_20_body">• SSL_DH_anon_EXPORT_WITH_RC4_40_MD5</text:p>
      <text:p text:style-name="Text_20_body">• SSL_RSA_EXPORT_WITH_DES40_CBC_SHA</text:p>
      <text:p text:style-name="Text_20_body">• SSL_DHE_RSA_EXPORT_WITH_DES40_CBC_SHA</text:p>
      <text:p text:style-name="Text_20_body">• SSL_DHE_DSS_EXPORT_WITH_DES40_CBC_SHA</text:p>
      <text:p text:style-name="Text_20_body">• SSL_DH_anon_EXPORT_WITH_DES40_CBC_SHA</text:p>
      <text:p text:style-name="Text_20_body">• TLS_KRB5_WITH_RC4_128_SHA</text:p>
      <text:p text:style-name="Text_20_body">• TLS_KRB5_WITH_RC4_128_MD5</text:p>
      <text:p text:style-name="Text_20_body">• TLS_KRB5_WITH_3DES_EDE_CBC_SHA</text:p>
      <text:p text:style-name="Text_20_body">• TLS_KRB5_WITH_3DES_EDE_CBC_MD5</text:p>
      <text:p text:style-name="Text_20_body">• TLS_KRB5_WITH_DES_CBC_SHA</text:p>
      <text:p text:style-name="Text_20_body">• TLS_KRB5_WITH_DES_CBC_MD5</text:p>
      <text:p text:style-name="Text_20_body">• TLS_KRB5_EXPORT_WITH_RC4_40_SHA</text:p>
      <text:p text:style-name="Text_20_body">• TLS_KRB5_EXPORT_WITH_RC4_40_MD5</text:p>
      <text:p text:style-name="Text_20_body">• TLS_KRB5_EXPORT_WITH_DES_CBC_40_SHA</text:p>
      <text:p text:style-name="Text_20_body"><text:soft-page-break/>• TLS_KRB5_EXPORT_WITH_DES_CBC_40_MD5</text:p>
      <text:p text:style-name="Text_20_body"/>
      <text:h text:style-name="Heading_20_1" text:outline-level="1">Event Handlers</text:h>
      <text:list xml:id="list2304331327" text:style-name="L7">
        <text:list-item>
          <text:p text:style-name="P14">public interface HandshakeCompletedListener extends java.util.EventListener</text:p>
        </text:list-item>
      </text:list>
      <text:p text:style-name="Text_20_body">This interface declares the handshakeCompleted() method:</text:p>
      <text:list xml:id="list3476316614" text:style-name="L8">
        <text:list-item>
          <text:p text:style-name="P15">public void handshakeCompleted(HandshakeCompletedEvent event)</text:p>
        </text:list-item>
      </text:list>
      <text:p text:style-name="Text_20_body">This method receives as an argument a HandshakeCompletedEvent :</text:p>
      <text:list xml:id="list66426993" text:style-name="L9">
        <text:list-item>
          <text:p text:style-name="P16">public class HandshakeCompletedEvent extends java.util.EventObject</text:p>
        </text:list-item>
      </text:list>
      <text:p text:style-name="Text_20_body">The HandshakeCompletedEvent class provides four methods for getting information about the event:</text:p>
      <text:list xml:id="list4097195166" text:style-name="L10">
        <text:list-item>
          <text:p text:style-name="P17">public SSLSession getSession()</text:p>
        </text:list-item>
        <text:list-item>
          <text:p text:style-name="P17">public String getCipherSuite()</text:p>
        </text:list-item>
        <text:list-item>
          <text:p text:style-name="P17">public X509Certificate[] getPeerCertificateChain() throws SSLPeerUnverifiedException</text:p>
        </text:list-item>
        <text:list-item>
          <text:p text:style-name="P17">public SSLSocket getSocket()</text:p>
        </text:list-item>
      </text:list>
      <text:p text:style-name="Text_20_body"/>
      <text:p text:style-name="Text_20_body">Particular HandshakeCompletedListener objects register their interest in handshake-completed events from a particular SSLSocket via its addHandshakeCompletedListener() and removeHandshakeCompletedListener() methods:</text:p>
      <text:list xml:id="list1979461956" text:style-name="L11">
        <text:list-item>
          <text:p text:style-name="P18">public abstract void addHandshakeCompletedListener(HandshakeCompletedListener listener)</text:p>
        </text:list-item>
        <text:list-item>
          <text:p text:style-name="P18">public abstract void removeHandshakeCompletedListener(HandshakeCompletedListener listener) throws IllegalArgumentException</text:p>
        </text:list-item>
      </text:list>
      <text:h text:style-name="Heading_20_1" text:outline-level="1">Session Management</text:h>
      <text:list xml:id="list2865526284" text:style-name="L12">
        <text:list-item>
          <text:p text:style-name="P20">If you open multiple secure sockets to one host on one port within a reasonably short period of time, JSSE will reuse the session’s keys automatically.</text:p>
        </text:list-item>
        <text:list-item>
          <text:p text:style-name="P20">sessions are represented by instances of the SSLSession interface</text:p>
        </text:list-item>
      </text:list>
      <text:p text:style-name="P19">public byte[] getId()</text:p>
      <text:p text:style-name="P19">public SSLSessionContext getSessionContext()</text:p>
      <text:p text:style-name="P19">public long getCreationTime()</text:p>
      <text:p text:style-name="P19">public long getLastAccessedTime()</text:p>
      <text:p text:style-name="P19">public void invalidate()</text:p>
      <text:p text:style-name="P19">public void putValue(String name, Object value)</text:p>
      <text:p text:style-name="P19"><text:soft-page-break/>public Object getValue(String name)</text:p>
      <text:p text:style-name="P19">public void removeValue(String name)</text:p>
      <text:p text:style-name="P19">public String[] getValueNames()</text:p>
      <text:p text:style-name="P19">public X509Certificate[] getPeerCertificateChain() throws SSLPeerUnverifiedException</text:p>
      <text:p text:style-name="P19">public String getCipherSuite()</text:p>
      <text:p text:style-name="P19">public String getPeerHost()</text:p>
      <text:p text:style-name="P19"/>
      <text:p text:style-name="P21">setEnableSessionCreation(boolean allowSessions)</text:p>
      <text:p text:style-name="P21">getEnableSessionCreation()</text:p>
      <text:p text:style-name="P21">startHandshake()</text:p>
      <text:p text:style-name="P21"/>
      <text:h text:style-name="P27" text:outline-level="1">Client Mode</text:h>
      <text:list xml:id="list3890107778" text:style-name="L13">
        <text:list-item>
          <text:p text:style-name="P22">The setUseClientMode() method determines whether the socket needs to use authen‐tication in its first handshake.</text:p>
        </text:list-item>
        <text:list-item>
          <text:p text:style-name="P22">GetUseClientMode()</text:p>
        </text:list-item>
        <text:list-item>
          <text:p text:style-name="P22">on the server side, uses the setNeedClientAuth() method to require that all clientsconnecting to it authenticate themselves (or not).</text:p>
        </text:list-item>
        <text:list-item>
          <text:p text:style-name="P22">getNeedClientAuth() method returns true if the socket requires authentication from the client side, false otherwise</text:p>
        </text:list-item>
      </text:list>
      <text:h text:style-name="Heading_20_1" text:outline-level="1">Creating Secure Server Sockets</text:h>
      <text:list xml:id="list1486575085" text:style-name="L14">
        <text:list-item>
          <text:p text:style-name="P23">Generate public keys and certificates using keytool.</text:p>
        </text:list-item>
        <text:list-item>
          <text:p text:style-name="P23">Pay money to have your certificates authenticated by a trusted third party such as Comodo.</text:p>
        </text:list-item>
        <text:list-item>
          <text:p text:style-name="P23">Create an SSLContext for the algorithm you’ll use.</text:p>
        </text:list-item>
        <text:list-item>
          <text:p text:style-name="P23">Create a TrustManagerFactory for the source of certificate material you’ll be using.</text:p>
        </text:list-item>
        <text:list-item>
          <text:p text:style-name="P23">Create a KeyManagerFactory for the type of key material you’ll be using.</text:p>
        </text:list-item>
        <text:list-item>
          <text:p text:style-name="P23">Create a KeyStore object for the key and certificate database. (Oracle’s default is JKS.)</text:p>
        </text:list-item>
        <text:list-item>
          <text:p text:style-name="P23">Fill the KeyStore object with keys and certificates; for instance, by loading them from the filesystem using the passphrase they’re encrypted with.</text:p>
        </text:list-item>
        <text:list-item>
          <text:p text:style-name="P23">Initialize the KeyManagerFactory with the KeyStore and its passphrase.</text:p>
        </text:list-item>
        <text:list-item>
          <text:p text:style-name="P23">Initialize the context with the necessary key managers from the KeyManagerFactory , trust managers from the TrustManagerFactory , and a source of randomness. (The last two can be null if you’re willing to accept the defaults.)</text:p>
        </text:list-item>
      </text:list>
      <text:h text:style-name="P28" text:outline-level="2">cipher suites</text:h>
      <text:p text:style-name="Text_20_body">• SSL_DH_anon_EXPORT_WITH_DES40_CBC_SHA</text:p>
      <text:p text:style-name="Text_20_body">• SSL_DH_anon_EXPORT_WITH_RC4_40_MD5</text:p>
      <text:p text:style-name="Text_20_body">• SSL_DH_anon_WITH_3DES_EDE_CBC_SHA</text:p>
      <text:p text:style-name="Text_20_body">• SSL_DH_anon_WITH_DES_CBC_SHA</text:p>
      <text:p text:style-name="Text_20_body">• SSL_DH_anon_WITH_RC4_128_MD5</text:p>
      <text:p text:style-name="Text_20_body">• TLS_DH_anon_WITH_AES_128_CBC_SHA</text:p>
      <text:p text:style-name="Text_20_body">• TLS_DH_anon_WITH_AES_128_CBC_SHA256</text:p>
      <text:p text:style-name="Text_20_body">• TLS_ECDH_anon_WITH_3DES_EDE_CBC_SHA</text:p>
      <text:p text:style-name="P24">• TLS_ECDH_anon_WITH_AES_128_CBC_SHA</text:p>
      <text:p text:style-name="P24">• TLS_ECDH_anon_WITH_NULL_SHA</text:p>
      <text:p text:style-name="P24">• TLS_ECDH_anon_WITH_RC4_128_SHA</text:p>
      <text:h text:style-name="Heading_20_1" text:outline-level="1">Configuring SSLServerSockets</text:h>
      <text:list xml:id="list2951614203" text:style-name="L16">
        <text:list-item>
          <text:p text:style-name="P25">Choosing the Cipher Suites</text:p>
        </text:list-item>
        <text:list-item>
          <text:p text:style-name="P25">Session Management</text:p>
        </text:list-item>
        <text:list-item>
          <text:p text:style-name="P25">Client Mo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05T23:03:46.968284688</meta:creation-date>
    <dc:date>2023-06-08T07:25:03.477947966</dc:date>
    <meta:editing-duration>PT11M33S</meta:editing-duration>
    <meta:editing-cycles>2</meta:editing-cycles>
    <meta:generator>LibreOffice/6.0.7.3$Linux_X86_64 LibreOffice_project/00m0$Build-3</meta:generator>
    <meta:document-statistic meta:table-count="0" meta:image-count="0" meta:object-count="0" meta:page-count="6" meta:paragraph-count="151" meta:word-count="799" meta:character-count="7383" meta:non-whitespace-character-count="6772"/>
  </office:meta>
</office:document-meta>
</file>